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Androi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10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39];&quot;High&quot;;[.D5:.D139])" office:value-type="float" office:value="90">
            <text:p>90</text:p>
          </table:table-cell>
          <table:table-cell table:style-name="Default" table:formula="of:=SUMPRODUCT(([.C5:.C139]=&quot;High&quot;)*([.E5:.E139]=&quot;x&quot;)*[.D5:.D139])" office:value-type="float" office:value="90">
            <text:p>90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39];&quot;Medium&quot;;[.D5:.D139])" office:value-type="float" office:value="0">
            <text:p>0</text:p>
          </table:table-cell>
          <table:table-cell table:style-name="Default" table:formula="of:=SUMPRODUCT(([.C5:.C139]=&quot;Medium&quot;)*([.E5:.E139]=&quot;x&quot;)*[.D5:.D139])" office:value-type="float" office:value="0">
            <text:p>0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39];&quot;Low&quot;;[.D5:.D139])" office:value-type="float" office:value="0">
            <text:p>0</text:p>
          </table:table-cell>
          <table:table-cell table:style-name="Default" table:formula="of:=SUMPRODUCT(([.C5:.C139]=&quot;Low&quot;)*([.E5:.E139]=&quot;x&quot;)*[.D5:.D139])" office:value-type="float" office:value="0">
            <text:p>0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Path</text:p>
          </table:table-cell>
          <table:table-cell table:style-name="ce24" table:number-columns-repeated="7"/>
          <table:table-cell table:style-name="ce30" table:number-columns-repeated="49"/>
        </table:table-row>
        <table:table-row table:style-name="ro1">
          <table:table-cell table:style-name="ce25" office:value-type="string">
            <text:p>SNF_ADR_DAB_48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Dashboard/GadgetTabs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AB_48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ashboard/GadgetTabs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AB_48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ashboard/GadgetTabs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DAB_49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Dashboard/Ad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AB_49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ashboard/Ad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AB_49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ashboard/Ad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50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AB_50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AB_50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DAB_51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Dashboard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AB_51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ashboard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AB_51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ashboard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52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AB_52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AB_52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DOC_53</text:p>
          </table:table-cell>
          <table:table-cell office:value-type="string">
            <text:p>SniffTest - View Documents applicatio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Documents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OC_53</text:p>
          </table:table-cell>
          <table:table-cell office:value-type="string">
            <text:p>SniffTest - View Documents applicat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ocuments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OC_53</text:p>
          </table:table-cell>
          <table:table-cell office:value-type="string">
            <text:p>SniffTest - View Documents applic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ocuments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4</text:p>
          </table:table-cell>
          <table:table-cell table:style-name="ce25" office:value-type="string">
            <text:p>SniffTest - Close Documents applica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Clos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OC_54</text:p>
          </table:table-cell>
          <table:table-cell table:style-name="ce25" office:value-type="string">
            <text:p>SniffTest - Close Documents applica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Clos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OC_54</text:p>
          </table:table-cell>
          <table:table-cell table:style-name="ce25" office:value-type="string">
            <text:p>SniffTest - Close Documents applic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Clos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DOC_55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Documents/Navigate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OC_55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ocuments/Navigate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OC_55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ocuments/Navigate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6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Back to Folder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OC_56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Back to Folder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OC_56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Back to Folder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DOC_57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Documents/View Cont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OC_57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ocuments/View Cont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OC_57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ocuments/View Cont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8</text:p>
          </table:table-cell>
          <table:table-cell table:style-name="ce25" office:value-type="string">
            <text:p>SniffTest - Open file in compatible installed app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Open fil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OC_58</text:p>
          </table:table-cell>
          <table:table-cell table:style-name="ce25" office:value-type="string">
            <text:p>SniffTest - Open file in compatible installed ap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Open fil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OC_58</text:p>
          </table:table-cell>
          <table:table-cell table:style-name="ce25" office:value-type="string">
            <text:p>SniffTest - Open file in compatible installed ap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Open fil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DOC_59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Documents/showing action dialo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OC_59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ocuments/showing action dialo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OC_59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ocuments/showing action dialo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60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closing action dialo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OC_60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closing action dialo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OC_60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closing action dialo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DOC_61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Documents/Actions/Dele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OC_61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ocuments/Actions/Dele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OC_61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ocuments/Actions/Dele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62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Actions/Copy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OC_62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Actions/Copy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OC_62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Actions/Copy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DOC_63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Documents/Actions/Mo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OC_63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ocuments/Actions/Mo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DOC_63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Documents/Actions/Mo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64</text:p>
          </table:table-cell>
          <table:table-cell table:style-name="ce25" office:value-type="string">
            <text:p>SniffTest - Take a Photo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Actions/Take Pictur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OC_64</text:p>
          </table:table-cell>
          <table:table-cell table:style-name="ce25" office:value-type="string">
            <text:p>SniffTest - Take a Photo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Actions/Take Pictur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DOC_64</text:p>
          </table:table-cell>
          <table:table-cell table:style-name="ce25" office:value-type="string">
            <text:p>SniffTest - Take a Photo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ocuments/Actions/Take Pictur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GUI_41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User Guid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GUI_41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User Guid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GUI_41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User Guid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_42</text:p>
          </table:table-cell>
          <table:table-cell table:style-name="ce25" office:value-type="string">
            <text:p>SniffTest - Show most recent 10 activity by tim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HOM_42</text:p>
          </table:table-cell>
          <table:table-cell table:style-name="ce25" office:value-type="string">
            <text:p>SniffTest - Show most recent 10 activity by tim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HOM_42</text:p>
          </table:table-cell>
          <table:table-cell table:style-name="ce25" office:value-type="string">
            <text:p>SniffTest - Show most recent 10 activity by tim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HOM_43</text:p>
          </table:table-cell>
          <table:table-cell office:value-type="string">
            <text:p>SniffTest - Reload for most recent 10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Home/Refres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HOM_43</text:p>
          </table:table-cell>
          <table:table-cell office:value-type="string">
            <text:p>SniffTest - Reload for most recent 10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Home/Refres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HOM_43</text:p>
          </table:table-cell>
          <table:table-cell office:value-type="string">
            <text:p>SniffTest - Reload for most recent 10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Home/Refres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_44</text:p>
          </table:table-cell>
          <table:table-cell table:style-name="ce25" office:value-type="string">
            <text:p>SniffTest - Button align vertically in landscape mo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HOM_44</text:p>
          </table:table-cell>
          <table:table-cell table:style-name="ce25" office:value-type="string">
            <text:p>SniffTest - Button align vertically in landscape m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HOM_44</text:p>
          </table:table-cell>
          <table:table-cell table:style-name="ce25" office:value-type="string">
            <text:p>SniffTest - Button align vertically in landscape m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HOM_45</text:p>
          </table:table-cell>
          <table:table-cell office:value-type="string">
            <text:p>SniffTest - Back application that open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Application/Bac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HOM_45</text:p>
          </table:table-cell>
          <table:table-cell office:value-type="string">
            <text:p>SniffTest - Back application that open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Application/Bac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HOM_45</text:p>
          </table:table-cell>
          <table:table-cell office:value-type="string">
            <text:p>SniffTest - Back application that open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Application/Back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_46</text:p>
          </table:table-cell>
          <table:table-cell table:style-name="ce25" office:value-type="string">
            <text:p>SniffTest - View Dashboard tab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office:value-type="string">
            <text:p>Mobile/Android/Dashboard/GadgetTabs/View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HOM_46</text:p>
          </table:table-cell>
          <table:table-cell table:style-name="ce25" office:value-type="string">
            <text:p>SniffTest - View Dashboard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ashboard/GadgetTabs/View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HOM_46</text:p>
          </table:table-cell>
          <table:table-cell table:style-name="ce25" office:value-type="string">
            <text:p>SniffTest - View Dashboard ta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Dashboard/GadgetTabs/View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LAG_37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office:value-type="string">
            <text:p>Mobile/Android/Setting Langu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LAG_37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tting Langu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LAG_37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tting Langu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Login/Authenticate Vali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Login/Authenticate Vali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Login/Authenticate Vali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LGN_02</text:p>
          </table:table-cell>
          <table:table-cell office:value-type="string">
            <text:p>SniffTest - Sign in an eXo server with invalid user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Login/Invalid User Nam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LGN_02</text:p>
          </table:table-cell>
          <table:table-cell office:value-type="string">
            <text:p>SniffTest - Sign in an eXo server with invalid user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Login/Invalid User Nam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LGN_02</text:p>
          </table:table-cell>
          <table:table-cell office:value-type="string">
            <text:p>SniffTest - Sign in an eXo server with invalid user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Login/Invalid User Nam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Login/Invalid Passwor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Login/Invalid Passwor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Login/Invalid Passwor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LGN_04</text:p>
          </table:table-cell>
          <table:table-cell office:value-type="string">
            <text:p>SniffTest - Sign in an eXo server with blank user/password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Mobile/Android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LGN_04</text:p>
          </table:table-cell>
          <table:table-cell office:value-type="string">
            <text:p>SniffTest - Sign in an eXo server with blank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LGN_04</text:p>
          </table:table-cell>
          <table:table-cell office:value-type="string">
            <text:p>SniffTest - Sign in an eXo server with blank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6</text:p>
          </table:table-cell>
          <table:table-cell table:style-name="ce25" office:value-type="string">
            <text:p>SniffTest - Sign in an eXo server when no network conne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Login/No Conne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LGN_06</text:p>
          </table:table-cell>
          <table:table-cell table:style-name="ce25" office:value-type="string">
            <text:p>SniffTest - Sign in an eXo server when no network conne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Login/No Conne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LGN_06</text:p>
          </table:table-cell>
          <table:table-cell table:style-name="ce25" office:value-type="string">
            <text:p>SniffTest - Sign in an eXo server when no network conne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Login/No Conne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LGN_07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Mobile/Android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LGN_07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LGN_07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O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LGO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LGO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NEW_65</text:p>
          </table:table-cell>
          <table:table-cell office:value-type="string">
            <text:p>SniffTest - Display Activities stream</text:p>
          </table:table-cell>
          <table:table-cell table:style-name="Default" office:value-type="string">
            <text:p>High</text:p>
          </table:table-cell>
          <table:table-cell office:value-type="float" office:value="25">
            <text:p>25</text:p>
          </table:table-cell>
          <table:table-cell office:value-type="string">
            <text:p>x</text:p>
          </table:table-cell>
          <table:table-cell office:value-type="string">
            <text:p>Mobile/Android/N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NEW_65</text:p>
          </table:table-cell>
          <table:table-cell office:value-type="string">
            <text:p>SniffTest - Display Activities strea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N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NEW_65</text:p>
          </table:table-cell>
          <table:table-cell office:value-type="string">
            <text:p>SniffTest - Display Activities strea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N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P30_90</text:p>
          </table:table-cell>
          <table:table-cell table:style-name="ce25" office:value-type="string">
            <text:p>SniffTest - with PLF-3.0.x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CheckWithPLF-3.0.x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P30_90</text:p>
          </table:table-cell>
          <table:table-cell table:style-name="ce25" office:value-type="string">
            <text:p>SniffTest - with PLF-3.0.x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CheckWithPLF-3.0.x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P30_90</text:p>
          </table:table-cell>
          <table:table-cell table:style-name="ce25" office:value-type="string">
            <text:p>SniffTest - with PLF-3.0.x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CheckWithPLF-3.0.x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SET_10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Chang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Chang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Chang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SET_12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Server List/Modif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rver List/Modif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rver List/Modif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SET_14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string">
            <text:p>Mobile/Android/Server List/Add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rver List/Add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rver List/Add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Add existing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Add existing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Add existing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SET_21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Server List/Add blank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rver List/Add blank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rver List/Add blank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Add existing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Add existing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Add existing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SET_23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Server List/Add blank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rver List/Add blank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rver List/Add blank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Edit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Edit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Server List/Edit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ADR_SET_30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Android/Server List/Delete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rver List/Delete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Android/Server List/Delete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31</text:p>
          </table:table-cell>
          <table:table-cell table:style-name="ce25" office:value-type="string">
            <text:p>SniffTest - Set Remember my filter ON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office:value-type="string">
            <text:p>Mobile/Android/Settin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SET_31</text:p>
          </table:table-cell>
          <table:table-cell table:style-name="ce25" office:value-type="string">
            <text:p>SniffTest - Set Remember my filter 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Settin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ADR_SET_31</text:p>
          </table:table-cell>
          <table:table-cell table:style-name="ce25" office:value-type="string">
            <text:p>SniffTest - Set Remember my filter 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Android/Setting</text:p>
          </table:table-cell>
          <table:table-cell table:style-name="ce25" table:number-columns-repeated="9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17:4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4T17:46:38</dc:date>
    <dc:creator>exoplatform </dc:creator>
    <meta:editing-duration>PT2H18M23S</meta:editing-duration>
    <meta:editing-cycles>19</meta:editing-cycles>
    <meta:generator>LibreOffice/3.4$Linux LibreOffice_project/340m1$Build-302</meta:generator>
    <meta:document-statistic meta:table-count="2" meta:cell-count="825" meta:object-count="0"/>
    <meta:user-defined meta:name="Info 1"/>
    <meta:user-defined meta:name="Info 2"/>
    <meta:user-defined meta:name="Info 3"/>
    <meta:user-defined meta:name="Info 4"/>
  </office:meta>
</office:document-meta>
</file>